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6pt" style:font-size-asian="16pt" style:font-size-complex="16pt"/>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office:automatic-styles>
  <office:body>
    <office:text text:use-soft-page-breaks="true">
      <text:p text:style-name="P1">‘English Teacher’ C# Application Readme:</text:p>
      <text:list text:style-name="LFO1" text:continue-numbering="true">
        <text:list-item>
          <text:p text:style-name="P2">This was an attempt at an ‘interesting’ C# console application and an exercise in file reading, data retrieval using binary search trees, and string manipulation.<text:s/>As I had a limited window to put this together, I wanted something that would be relatively straightforward to create at a minimum, but that was open ended if I found myself with a surplus of time or if I wish to continue this in future.</text:p>
        </text:list-item>
      </text:list>
      <text:p text:style-name="ListParagraph"/>
      <text:list text:style-name="LFO1" text:continue-numbering="true">
        <text:list-item>
          <text:p text:style-name="P3">This application can read<text:s/>information from text files, storing individual sentences or words as nodes in the tree, and then allowing the user to analyse the data for different features.<text:s/>I chose to store individual sentences as data points because I felt for a text analysis program it would be important for words to be found in context as the tree algorithm would ‘jumble’ their original order.<text:s/></text:p>
        </text:list-item>
      </text:list>
      <text:p text:style-name="ListParagraph"/>
      <text:list text:style-name="LFO1" text:continue-numbering="true">
        <text:list-item>
          <text:p text:style-name="P4">Additionally, I included an Excel file containing a collection of English words and their definitions, which are read in and inserted into the tree as ‘pseudo key value pairs’. The user can then search the dictionary for words. Theoretically the AVL <text:s/>tree should provide relatively quick retrieval of words by minimising search depth.<text:s/></text:p>
        </text:list-item>
      </text:list>
      <text:p text:style-name="ListParagraph"/>
      <text:list text:style-name="LFO1" text:continue-numbering="true">
        <text:list-item>
          <text:p text:style-name="P5">The text/csv files are located under \English Teacher\bin\Debug\netcoreapp2.1 in the project file structure. The files are samplings of public domain collections of Shakespeare transcripts and the OPTED English library.</text:p>
        </text:list-item>
      </text:list>
      <text:p text:style-name="ListParagraph"/>
      <text:list text:style-name="LFO1" text:continue-numbering="true">
        <text:list-item>
          <text:p text:style-name="P6">The application was built using Visual Studio 2017 . The files included alongside this<text:s/>readme<text:s/>are simply the Solution project directory.<text:s/>The only libraries/collections used are standard C# libraries so this project should run fine if imported to the IDE.</text:p>
        </text:list-item>
      </text:list>
      <text:p text:style-name="ListParagraph"/>
      <text:list text:style-name="LFO1" text:continue-numbering="true">
        <text:list-item>
          <text:p text:style-name="P7">There are a few major problems with this application, e.g. the<text:s/>console menu is based on switch cases, and I didn’t end up implementing validation for the user input yet, so the program can be crashed by providing any invalid input to the menu.<text:s/></text:p>
        </text:list-item>
      </text:list>
      <text:p text:style-name="ListParagraph"/>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hua Spector</meta:initial-creator>
    <dc:creator>Joshua Spector</dc:creator>
    <meta:creation-date>2020-08-31T21:02:00Z</meta:creation-date>
    <dc:date>2020-09-01T09:52:00Z</dc:date>
    <meta:template xlink:href="Normal" xlink:type="simple"/>
    <meta:editing-cycles>4</meta:editing-cycles>
    <meta:editing-duration>PT1980S</meta:editing-duration>
    <meta:document-statistic meta:page-count="1" meta:paragraph-count="3" meta:word-count="284" meta:character-count="1901" meta:row-count="13" meta:non-whitespace-character-count="1620"/>
  </office:meta>
</office:document-meta>
</file>